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a)</mtext>
          </mrow>
        </mtd>
      </mtr>
      <mtr>
        <mtd>
          <mrow>
            <mfenced open="〈" close="〉">
              <mrow>
                <mrow>
                  <mover accent="true">
                    <mo stretchy="false">ψ</mo>
                    <mo stretchy="false">̄</mo>
                  </mover>
                </mrow>
                <mo stretchy="false">∣</mo>
                <mrow>
                  <mover accent="true">
                    <mo stretchy="false">ϕ</mo>
                    <mo stretchy="false">̄</mo>
                  </mover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sup>
                    <mi>U</mi>
                    <mo stretchy="false">†</mo>
                  </msup>
                  <mi>U</mi>
                </mrow>
                <mo stretchy="false">∣</mo>
                <mrow>
                  <mo stretchy="false">ϕ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o stretchy="false">ϕ</mo>
                </mrow>
              </mrow>
            </mfenced>
          </mrow>
        </mtd>
      </mtr>
      <mtr>
        <mtd>
          <mrow>
            <mtext>b)</mtext>
          </mrow>
        </mtd>
      </mtr>
      <mtr>
        <mtd>
          <mrow>
            <mfenced open="〈" close="〉">
              <mrow>
                <mrow>
                  <mover accent="true">
                    <mo stretchy="false">ψ</mo>
                    <mo stretchy="false">̄</mo>
                  </mover>
                </mrow>
                <mo stretchy="false">∣</mo>
                <mrow>
                  <mover accent="true">
                    <mi>A</mi>
                    <mo stretchy="false">̄</mo>
                  </mover>
                </mrow>
                <mo stretchy="false">∣</mo>
                <mrow>
                  <mover accent="true">
                    <mo stretchy="false">ψ</mo>
                    <mo stretchy="false">̄</mo>
                  </mover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sup>
                    <mi>U</mi>
                    <mo stretchy="false">†</mo>
                  </msup>
                  <mi>U</mi>
                  <mi/>
                  <mi>A</mi>
                  <mi/>
                  <msup>
                    <mi>U</mi>
                    <mo stretchy="false">†</mo>
                  </msup>
                  <mi>U</mi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</mfenced>
          </mrow>
        </mtd>
      </mtr>
      <mtr>
        <mtd>
          <mrow>
            <mtext>c)</mtext>
          </mrow>
        </mtd>
      </mtr>
      <mtr>
        <mtd>
          <mrow>
            <mi>A</mi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sub>
              <mi>a</mi>
              <mi>i</mi>
            </msub>
            <mfenced open="∣" close="〉">
              <mrow>
                <msub>
                  <mi>a</mi>
                  <mi>i</mi>
                </msub>
              </mrow>
            </mfenced>
            <mi/>
            <mtext> ; </mtext>
            <mi/>
            <mover accent="true">
              <mi>A</mi>
              <mo stretchy="false">̄</mo>
            </mover>
            <mfenced open="∣" close="〉">
              <mrow>
                <msub>
                  <mrow>
                    <mover accent="true">
                      <mi>a</mi>
                      <mo stretchy="false">̄</mo>
                    </mover>
                  </mrow>
                  <mi>i</mi>
                </msub>
              </mrow>
            </mfenced>
            <mrow>
              <mi/>
              <mo stretchy="false">=</mo>
              <mi/>
            </mrow>
            <msub>
              <mrow>
                <mover accent="true">
                  <mi>a</mi>
                  <mo stretchy="false">̄</mo>
                </mover>
              </mrow>
              <mi>i</mi>
            </msub>
            <mfenced open="∣" close="〉">
              <mrow>
                <msub>
                  <mrow>
                    <mover accent="true">
                      <mi>a</mi>
                      <mo stretchy="false">̄</mo>
                    </mover>
                  </mrow>
                  <mi>i</mi>
                </msub>
              </mrow>
            </mfenced>
          </mrow>
        </mtd>
      </mtr>
      <mtr>
        <mtd>
          <mrow>
            <mover accent="true">
              <mi>A</mi>
              <mo stretchy="false">̄</mo>
            </mover>
            <mfenced open="∣" close="〉">
              <mrow>
                <msub>
                  <mrow>
                    <mover accent="true">
                      <mi>a</mi>
                      <mo stretchy="false">̄</mo>
                    </mover>
                  </mrow>
                  <mi>i</mi>
                </msub>
              </mrow>
            </mfenced>
            <mrow>
              <mi/>
              <mo stretchy="false">=</mo>
              <mi/>
            </mrow>
            <mi>U</mi>
            <mi/>
            <mi>A</mi>
            <mi/>
            <msup>
              <mi>U</mi>
              <mo stretchy="false">†</mo>
            </msup>
            <mi>U</mi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i>U</mi>
            <mi/>
            <mi>A</mi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sub>
              <mi>a</mi>
              <mi>i</mi>
            </msub>
            <mi>U</mi>
            <mfenced open="∣" close="〉">
              <mrow>
                <msub>
                  <mi>a</mi>
                  <mi>i</mi>
                </msub>
              </mrow>
            </mfenced>
            <mrow>
              <mi/>
              <mo stretchy="false">=</mo>
              <mi/>
            </mrow>
            <msub>
              <mi>a</mi>
              <mi>i</mi>
            </msub>
            <mfenced open="∣" close="〉">
              <mrow>
                <msub>
                  <mrow>
                    <mover accent="true">
                      <mi>a</mi>
                      <mo stretchy="false">̄</mo>
                    </mover>
                  </mrow>
                  <mi>i</mi>
                </msub>
              </mrow>
            </mfenced>
          </mrow>
        </mtd>
      </mtr>
      <mtr>
        <mtd>
          <mrow>
            <mo stretchy="false">⇒</mo>
            <mi/>
            <msub>
              <mrow>
                <mover accent="true">
                  <mi>a</mi>
                  <mo stretchy="false">̄</mo>
                </mover>
              </mrow>
              <mi>i</mi>
            </msub>
            <mrow>
              <mi/>
              <mo stretchy="false">=</mo>
              <mi/>
            </mrow>
            <msub>
              <mi>a</mi>
              <mi>i</mi>
            </msub>
          </mrow>
        </mtd>
      </mtr>
    </mtable>
    <annotation encoding="StarMath 5.0">"a)" newline
left langle bar %ipsi mline bar %iphi right rangle `=`
left langle %ipsi mline U^%Ux2020 U mline %iphi right rangle `=`
left langle %ipsi mline %iphi right rangle newline
"b)" newline
left langle bar %ipsi mline bar A mline bar %ipsi right rangle `=`
left langle %ipsi mline U^%Ux2020 U ` A ` U^%Ux2020 U mline %ipsi right rangle `=`
left langle %ipsi mline A mline %ipsi right rangle newline
"c)" newline
A left lline a_i right rangle `=`
a_i left lline a_i right rangle `" ; "~
bar A left lline {bar a}_i right rangle `=`
{bar a}_i left lline {bar a}_i right rangle newline
bar A left lline {bar a}_i right rangle `=`
U ` A ` U^%Ux2020 U left lline a_i right rangle `=`
U ` A left lline a_i right rangle `=`
a_i U left lline a_i right rangle `=`
a_i left lline {bar a}_i right rangle newline
drarrow ~ {bar a}_i `=` a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06:47.236000000</meta:creation-date>
    <meta:generator>LibreOffice/4.1.4.2$Windows_x86 LibreOffice_project/0a0440ccc0227ad9829de5f46be37cfb6edcf72</meta:generator>
  </office:meta>
</office:document-meta>
</file>